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F4000001F4E4CBCF74C62FFDCF.png" manifest:media-type="image/png"/>
  <manifest:file-entry manifest:full-path="Pictures/10000201000001F4000001F4281742E7124496D7.png" manifest:media-type="image/png"/>
  <manifest:file-entry manifest:full-path="Pictures/10000201000001F4000001F4DA6D58A812EBBD8D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111111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2.7cm" svg:height="2.6cm" svg:x="3.8cm" svg:y="6.2cm">
          <draw:image xlink:href="Pictures/10000201000001F4000001F4DA6D58A812EBBD8D.png" xlink:type="simple" xlink:show="embed" xlink:actuate="onLoad" loext:mime-type="image/png">
            <text:p/>
          </draw:image>
        </draw:frame>
        <draw:frame draw:style-name="gr2" draw:text-style-name="P1" draw:layer="layout" svg:width="3.012cm" svg:height="3.012cm" draw:transform="rotate (-3.14159265358979) translate (6.7cm 9.1cm)">
          <draw:image xlink:href="Pictures/10000201000001F4000001F4281742E7124496D7.png" xlink:type="simple" xlink:show="embed" xlink:actuate="onLoad" loext:mime-type="image/png">
            <text:p/>
          </draw:image>
        </draw:frame>
        <draw:frame draw:style-name="gr1" draw:text-style-name="P1" draw:layer="layout" svg:width="2.812cm" svg:height="3.006cm" svg:x="3.8cm" svg:y="6.294cm">
          <draw:image xlink:href="Pictures/10000201000001F4000001F4E4CBCF74C62FFDCF.png" xlink:type="simple" xlink:show="embed" xlink:actuate="onLoad" loext:mime-type="image/png">
            <text:p/>
          </draw:image>
        </draw:frame>
        <draw:frame draw:style-name="gr1" draw:text-style-name="P1" draw:layer="layout" svg:width="3.2cm" svg:height="3.2cm" svg:x="3.6cm" svg:y="6.2cm">
          <draw:image xlink:href="Pictures/10000201000001F4000001F4DA6D58A812EBBD8D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P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1cm" svg:stroke-color="#ffffff" draw:marker-start-width="0.37cm" draw:marker-start-center="false" draw:marker-end-width="0.37cm" draw:marker-end-center="false" draw:fill="none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Long_20_Dot" draw:fill-gradient-name="Gradient_20_1" draw:fill-hatch-name="Hatching_20_91" draw:fill-image-name="Bitmap_20_1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3cm" fo:page-height="12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6T12:05:40.465864522</meta:creation-date>
    <dc:date>2022-12-06T13:34:14.587652921</dc:date>
    <meta:editing-duration>PT15M2S</meta:editing-duration>
    <meta:editing-cycles>8</meta:editing-cycles>
    <meta:generator>LibreOffice/6.4.7.2$Linux_X86_64 LibreOffice_project/40$Build-2</meta:generator>
    <meta:document-statistic meta:object-count="4"/>
  </office:meta>
</office:document-meta>
</file>